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c92" officeooo:paragraph-rsid="000ffc92"/>
    </style:style>
    <style:style style:name="T1" style:family="text">
      <style:text-properties officeooo:rsid="0012a1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jvb <text:span text:style-name="T1">hweloo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9:59:12.134539563</meta:creation-date>
    <dc:date>2022-03-01T22:52:04.417566267</dc:date>
    <meta:editing-duration>PT38M2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13" meta:non-whitespace-character-count="12"/>
  </office:meta>
</office:document-meta>
</file>